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 style:data-style-name="N60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row table:style-name="ro1">
          <table:table-cell office:value-type="string">
            <text:p>Size</text:p>
          </table:table-cell>
          <table:table-cell table:style-name="ce1" office:value-type="string">
            <text:p>Iterative:</text:p>
          </table:table-cell>
          <table:table-cell table:style-name="ce1" office:value-type="string">
            <text:p>avg op</text:p>
          </table:table-cell>
          <table:table-cell table:style-name="ce1" office:value-type="string">
            <text:p>std dev op</text:p>
          </table:table-cell>
          <table:table-cell table:style-name="ce1" office:value-type="string">
            <text:p>avg time</text:p>
          </table:table-cell>
          <table:table-cell table:style-name="ce1" office:value-type="string">
            <text:p>std dev time</text:p>
          </table:table-cell>
          <table:table-cell table:style-name="ce1" office:value-type="string">
            <text:p>Recursive:</text:p>
          </table:table-cell>
          <table:table-cell table:style-name="ce1" office:value-type="string">
            <text:p>avg op</text:p>
          </table:table-cell>
          <table:table-cell table:style-name="ce1" office:value-type="string">
            <text:p>std dev op</text:p>
          </table:table-cell>
          <table:table-cell table:style-name="ce1" office:value-type="string">
            <text:p>avg time</text:p>
          </table:table-cell>
          <table:table-cell table:style-name="ce1" office:value-type="string">
            <text:p>std dev time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61.72">
            <text:p>61.72</text:p>
          </table:table-cell>
          <table:table-cell office:value-type="float" office:value="11.496156">
            <text:p>11.496156</text:p>
          </table:table-cell>
          <table:table-cell office:value-type="float" office:value="0.0022739004">
            <text:p>0.0022739004</text:p>
          </table:table-cell>
          <table:table-cell table:style-name="ce5" office:value-type="float" office:value="0.0009805631">
            <text:p>9.81E-004</text:p>
          </table:table-cell>
          <table:table-cell/>
          <table:table-cell office:value-type="float" office:value="81.86">
            <text:p>81.86</text:p>
          </table:table-cell>
          <table:table-cell office:value-type="float" office:value="16.642128">
            <text:p>16.642128</text:p>
          </table:table-cell>
          <table:table-cell office:value-type="float" office:value="0.01054142">
            <text:p>0.01054142</text:p>
          </table:table-cell>
          <table:table-cell office:value-type="float" office:value="0.06255875">
            <text:p>0.06255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1302.2">
            <text:p>1302.2</text:p>
          </table:table-cell>
          <table:table-cell office:value-type="float" office:value="121.19949">
            <text:p>121.19949</text:p>
          </table:table-cell>
          <table:table-cell office:value-type="float" office:value="0.0056667817">
            <text:p>0.0056667817</text:p>
          </table:table-cell>
          <table:table-cell office:value-type="float" office:value="0.004711642">
            <text:p>0.004711642</text:p>
          </table:table-cell>
          <table:table-cell/>
          <table:table-cell office:value-type="float" office:value="1901.38">
            <text:p>1901.38</text:p>
          </table:table-cell>
          <table:table-cell office:value-type="float" office:value="181.64249">
            <text:p>181.64249</text:p>
          </table:table-cell>
          <table:table-cell office:value-type="float" office:value="0.0030199208">
            <text:p>0.0030199208</text:p>
          </table:table-cell>
          <table:table-cell office:value-type="float" office:value="0.002163994">
            <text:p>0.00216399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5103.4">
            <text:p>5103.4</text:p>
          </table:table-cell>
          <table:table-cell office:value-type="float" office:value="287.41418">
            <text:p>287.41418</text:p>
          </table:table-cell>
          <table:table-cell office:value-type="float" office:value="0.0036739593">
            <text:p>0.0036739593</text:p>
          </table:table-cell>
          <table:table-cell office:value-type="float" office:value="0.001770752">
            <text:p>0.001770752</text:p>
          </table:table-cell>
          <table:table-cell/>
          <table:table-cell office:value-type="float" office:value="7552.68">
            <text:p>7552.68</text:p>
          </table:table-cell>
          <table:table-cell office:value-type="float" office:value="431.13">
            <text:p>431.13</text:p>
          </table:table-cell>
          <table:table-cell office:value-type="float" office:value="0.0064230803">
            <text:p>0.0064230803</text:p>
          </table:table-cell>
          <table:table-cell office:value-type="float" office:value="0.0015873672">
            <text:p>0.001587367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125056.32">
            <text:p>125056.32</text:p>
          </table:table-cell>
          <table:table-cell office:value-type="float" office:value="3854.041">
            <text:p>3854.041</text:p>
          </table:table-cell>
          <table:table-cell office:value-type="float" office:value="0.035349477">
            <text:p>0.035349477</text:p>
          </table:table-cell>
          <table:table-cell office:value-type="float" office:value="0.007687498">
            <text:p>0.007687498</text:p>
          </table:table-cell>
          <table:table-cell/>
          <table:table-cell office:value-type="float" office:value="187081.5">
            <text:p>187081.5</text:p>
          </table:table-cell>
          <table:table-cell office:value-type="float" office:value="5780.977">
            <text:p>5780.977</text:p>
          </table:table-cell>
          <table:table-cell office:value-type="float" office:value="0.10189928">
            <text:p>0.10189928</text:p>
          </table:table-cell>
          <table:table-cell office:value-type="float" office:value="0.023392944">
            <text:p>0.02339294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96829.84">
            <text:p>496829.84</text:p>
          </table:table-cell>
          <table:table-cell office:value-type="float" office:value="12849.935">
            <text:p>12849.935</text:p>
          </table:table-cell>
          <table:table-cell office:value-type="float" office:value="0.29567266">
            <text:p>0.29567266</text:p>
          </table:table-cell>
          <table:table-cell office:value-type="float" office:value="0.16066892">
            <text:p>0.16066892</text:p>
          </table:table-cell>
          <table:table-cell/>
          <table:table-cell office:value-type="float" office:value="744241.44">
            <text:p>744241.44</text:p>
          </table:table-cell>
          <table:table-cell office:value-type="float" office:value="19274.697">
            <text:p>19274.697</text:p>
          </table:table-cell>
          <table:table-cell office:value-type="float" office:value="1.327047">
            <text:p>1.327047</text:p>
          </table:table-cell>
          <table:table-cell office:value-type="float" office:value="0.7119337">
            <text:p>0.7119337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/>
          <table:table-cell table:style-name="ce5" office:value-type="float" office:value="12412260">
            <text:p>1.24E+007</text:p>
          </table:table-cell>
          <table:table-cell office:value-type="float" office:value="107019.19">
            <text:p>107019.19</text:p>
          </table:table-cell>
          <table:table-cell office:value-type="float" office:value="3.4668415">
            <text:p>3.4668415</text:p>
          </table:table-cell>
          <table:table-cell office:value-type="float" office:value="2.0223563">
            <text:p>2.0223563</text:p>
          </table:table-cell>
          <table:table-cell/>
          <table:table-cell table:style-name="ce5" office:value-type="float" office:value="18613384">
            <text:p>1.86E+007</text:p>
          </table:table-cell>
          <table:table-cell office:value-type="float" office:value="160528.64">
            <text:p>160528.64</text:p>
          </table:table-cell>
          <table:table-cell office:value-type="float" office:value="23.977324">
            <text:p>23.977324</text:p>
          </table:table-cell>
          <table:table-cell office:value-type="float" office:value="8.679566">
            <text:p>8.67956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/>
          <table:table-cell table:style-name="ce5" office:value-type="float" office:value="49552544">
            <text:p>4.96E+007</text:p>
          </table:table-cell>
          <table:table-cell office:value-type="float" office:value="326770.9">
            <text:p>326770.9</text:p>
          </table:table-cell>
          <table:table-cell office:value-type="float" office:value="13.485273">
            <text:p>13.485273</text:p>
          </table:table-cell>
          <table:table-cell office:value-type="float" office:value="7.401882">
            <text:p>7.401882</text:p>
          </table:table-cell>
          <table:table-cell/>
          <table:table-cell table:style-name="ce5" office:value-type="float" office:value="74318816">
            <text:p>7.43E+007</text:p>
          </table:table-cell>
          <table:table-cell office:value-type="float" office:value="490155.75">
            <text:p>490155.75</text:p>
          </table:table-cell>
          <table:table-cell office:value-type="float" office:value="70.78808">
            <text:p>70.78808</text:p>
          </table:table-cell>
          <table:table-cell office:value-type="float" office:value="13.523124">
            <text:p>13.523124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/>
          <table:table-cell table:style-name="ce5" office:value-type="float" office:value="1237631230">
            <text:p>1.24E+009</text:p>
          </table:table-cell>
          <table:table-cell office:value-type="float" office:value="3987737.5">
            <text:p>3987737.5</text:p>
          </table:table-cell>
          <table:table-cell office:value-type="float" office:value="230.44003">
            <text:p>230.44003</text:p>
          </table:table-cell>
          <table:table-cell office:value-type="float" office:value="4.872924">
            <text:p>4.872924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/>
          <table:table-cell table:style-name="ce5" office:value-type="float" office:value="2787430029">
            <text:p>2.79E+009</text:p>
          </table:table-cell>
          <table:table-cell office:value-type="float" office:value="6610423">
            <text:p>6610423</text:p>
          </table:table-cell>
          <table:table-cell office:value-type="float" office:value="516.56885">
            <text:p>516.56885</text:p>
          </table:table-cell>
          <table:table-cell office:value-type="float" office:value="3.3573923">
            <text:p>3.3573923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  <table:table-cell table:style-name="ce5" office:value-type="float" office:value="4949290000">
            <text:p>4.95E+009</text:p>
          </table:table-cell>
          <table:table-cell table:style-name="ce5" office:value-type="float" office:value="11987135">
            <text:p>1.20E+007</text:p>
          </table:table-cell>
          <table:table-cell office:value-type="float" office:value="917.3018">
            <text:p>917.3018</text:p>
          </table:table-cell>
          <table:table-cell office:value-type="float" office:value="6.452243">
            <text:p>6.452243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60.76">
            <text:p>60.76</text:p>
          </table:table-cell>
          <table:table-cell office:value-type="float" office:value="9.862171">
            <text:p>9.862171</text:p>
          </table:table-cell>
          <table:table-cell office:value-type="float" office:value="0.0023657202">
            <text:p>0.0023657202</text:p>
          </table:table-cell>
          <table:table-cell office:value-type="float" office:value="0.0013243518">
            <text:p>0.0013243518</text:p>
          </table:table-cell>
          <table:table-cell/>
          <table:table-cell office:value-type="float" office:value="80.18">
            <text:p>80.18</text:p>
          </table:table-cell>
          <table:table-cell office:value-type="float" office:value="14.045198">
            <text:p>14.045198</text:p>
          </table:table-cell>
          <table:table-cell office:value-type="float" office:value="0.009820965">
            <text:p>0.009820965</text:p>
          </table:table-cell>
          <table:table-cell office:value-type="float" office:value="0.05722089">
            <text:p>0.057220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1324.04">
            <text:p>1324.04</text:p>
          </table:table-cell>
          <table:table-cell office:value-type="float" office:value="122.34933">
            <text:p>122.34933</text:p>
          </table:table-cell>
          <table:table-cell office:value-type="float" office:value="0.006423041">
            <text:p>0.006423041</text:p>
          </table:table-cell>
          <table:table-cell office:value-type="float" office:value="0.009892478">
            <text:p>0.009892478</text:p>
          </table:table-cell>
          <table:table-cell/>
          <table:table-cell office:value-type="float" office:value="1933.86">
            <text:p>1933.86</text:p>
          </table:table-cell>
          <table:table-cell table:number-columns-repeated="2" office:value-type="float" office:value="0.004547782">
            <text:p>0.004547782</text:p>
          </table:table-cell>
          <table:table-cell office:value-type="float" office:value="0.005474666">
            <text:p>0.00547466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5060.48">
            <text:p>5060.48</text:p>
          </table:table-cell>
          <table:table-cell office:value-type="float" office:value="369.8333">
            <text:p>369.8333</text:p>
          </table:table-cell>
          <table:table-cell office:value-type="float" office:value="0.0037608398">
            <text:p>0.0037608398</text:p>
          </table:table-cell>
          <table:table-cell office:value-type="float" office:value="0.0018830686">
            <text:p>0.0018830686</text:p>
          </table:table-cell>
          <table:table-cell/>
          <table:table-cell office:value-type="float" office:value="7488.22">
            <text:p>7488.22</text:p>
          </table:table-cell>
          <table:table-cell office:value-type="float" office:value="554.78845">
            <text:p>554.78845</text:p>
          </table:table-cell>
          <table:table-cell office:value-type="float" office:value="0.0066273795">
            <text:p>0.0066273795</text:p>
          </table:table-cell>
          <table:table-cell office:value-type="float" office:value="0.0015743909">
            <text:p>0.001574390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125016.36">
            <text:p>125016.36</text:p>
          </table:table-cell>
          <table:table-cell office:value-type="float" office:value="3842.3364">
            <text:p>3842.3364</text:p>
          </table:table-cell>
          <table:table-cell office:value-type="float" office:value="0.037158318">
            <text:p>0.037158318</text:p>
          </table:table-cell>
          <table:table-cell office:value-type="float" office:value="0.009229164">
            <text:p>0.009229164</text:p>
          </table:table-cell>
          <table:table-cell/>
          <table:table-cell office:value-type="float" office:value="187021.69">
            <text:p>187021.69</text:p>
          </table:table-cell>
          <table:table-cell office:value-type="float" office:value="5763.5693">
            <text:p>5763.5693</text:p>
          </table:table-cell>
          <table:table-cell office:value-type="float" office:value="0.10470456">
            <text:p>0.10470456</text:p>
          </table:table-cell>
          <table:table-cell office:value-type="float" office:value="0.023598121">
            <text:p>0.02359812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96907.25">
            <text:p>496907.25</text:p>
          </table:table-cell>
          <table:table-cell office:value-type="float" office:value="10785.616">
            <text:p>10785.616</text:p>
          </table:table-cell>
          <table:table-cell office:value-type="float" office:value="0.28774738">
            <text:p>0.28774738</text:p>
          </table:table-cell>
          <table:table-cell office:value-type="float" office:value="0.11949692">
            <text:p>0.11949692</text:p>
          </table:table-cell>
          <table:table-cell/>
          <table:table-cell office:value-type="float" office:value="744358.06">
            <text:p>744358.06</text:p>
          </table:table-cell>
          <table:table-cell office:value-type="float" office:value="16178.321">
            <text:p>16178.321</text:p>
          </table:table-cell>
          <table:table-cell office:value-type="float" office:value="1.1851742">
            <text:p>1.1851742</text:p>
          </table:table-cell>
          <table:table-cell office:value-type="float" office:value="0.5439551">
            <text:p>0.5439551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/>
          <table:table-cell table:style-name="ce5" office:value-type="float" office:value="12356568">
            <text:p>1.24E+007</text:p>
          </table:table-cell>
          <table:table-cell office:value-type="float" office:value="114222.586">
            <text:p>114222.586</text:p>
          </table:table-cell>
          <table:table-cell office:value-type="float" office:value="3.0441144">
            <text:p>3.0441144</text:p>
          </table:table-cell>
          <table:table-cell office:value-type="float" office:value="1.748091">
            <text:p>1.748091</text:p>
          </table:table-cell>
          <table:table-cell/>
          <table:table-cell table:style-name="ce5" office:value-type="float" office:value="18529850">
            <text:p>1.85E+007</text:p>
          </table:table-cell>
          <table:table-cell office:value-type="float" office:value="171333.8">
            <text:p>171333.8</text:p>
          </table:table-cell>
          <table:table-cell office:value-type="float" office:value="21.838179">
            <text:p>21.838179</text:p>
          </table:table-cell>
          <table:table-cell office:value-type="float" office:value="7.1632566">
            <text:p>7.163256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/>
          <table:table-cell table:style-name="ce5" office:value-type="float" office:value="49557704">
            <text:p>4.96E+007</text:p>
          </table:table-cell>
          <table:table-cell office:value-type="float" office:value="359504.22">
            <text:p>359504.22</text:p>
          </table:table-cell>
          <table:table-cell office:value-type="float" office:value="15.182917">
            <text:p>15.182917</text:p>
          </table:table-cell>
          <table:table-cell office:value-type="float" office:value="8.983697">
            <text:p>8.983697</text:p>
          </table:table-cell>
          <table:table-cell/>
          <table:table-cell table:style-name="ce5" office:value-type="float" office:value="74326544">
            <text:p>7.43E+007</text:p>
          </table:table-cell>
          <table:table-cell office:value-type="float" office:value="539256.44">
            <text:p>539256.44</text:p>
          </table:table-cell>
          <table:table-cell office:value-type="float" office:value="69.37254">
            <text:p>69.37254</text:p>
          </table:table-cell>
          <table:table-cell office:value-type="float" office:value="15.376868">
            <text:p>15.376868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/>
          <table:table-cell table:style-name="ce5" office:value-type="float" office:value="1236849150">
            <text:p>1.24E+009</text:p>
          </table:table-cell>
          <table:table-cell office:value-type="float" office:value="2953566">
            <text:p>2953566</text:p>
          </table:table-cell>
          <table:table-cell office:value-type="float" office:value="229.3098">
            <text:p>229.3098</text:p>
          </table:table-cell>
          <table:table-cell office:value-type="float" office:value="3.1123998">
            <text:p>3.1123998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/>
          <table:table-cell table:style-name="ce5" office:value-type="float" office:value="2782912260">
            <text:p>2.78E+009</text:p>
          </table:table-cell>
          <table:table-cell office:value-type="float" office:value="6870493.5">
            <text:p>6870493.5</text:p>
          </table:table-cell>
          <table:table-cell office:value-type="float" office:value="515.0977">
            <text:p>515.0977</text:p>
          </table:table-cell>
          <table:table-cell office:value-type="float" office:value="3.7896945">
            <text:p>3.7896945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  <table:table-cell table:style-name="ce5" office:value-type="float" office:value="4947314700">
            <text:p>4.95E+009</text:p>
          </table:table-cell>
          <table:table-cell office:value-type="float" office:value="9255126">
            <text:p>9255126</text:p>
          </table:table-cell>
          <table:table-cell office:value-type="float" office:value="915.1911">
            <text:p>915.1911</text:p>
          </table:table-cell>
          <table:table-cell office:value-type="float" office:value="3.1714466">
            <text:p>3.1714466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61.8">
            <text:p>61.8</text:p>
          </table:table-cell>
          <table:table-cell office:value-type="float" office:value="10.720075">
            <text:p>10.720075</text:p>
          </table:table-cell>
          <table:table-cell office:value-type="float" office:value="0.00249352">
            <text:p>0.00249352</text:p>
          </table:table-cell>
          <table:table-cell table:style-name="ce5" office:value-type="float" office:value="0.0008843599">
            <text:p>8.84E-004</text:p>
          </table:table-cell>
          <table:table-cell/>
          <table:table-cell office:value-type="float" office:value="81.88">
            <text:p>81.88</text:p>
          </table:table-cell>
          <table:table-cell office:value-type="float" office:value="15.695399">
            <text:p>15.695399</text:p>
          </table:table-cell>
          <table:table-cell office:value-type="float" office:value="0.012125359">
            <text:p>0.012125359</text:p>
          </table:table-cell>
          <table:table-cell office:value-type="float" office:value="0.060967125">
            <text:p>0.0609671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1296.72">
            <text:p>1296.72</text:p>
          </table:table-cell>
          <table:table-cell office:value-type="float" office:value="140.23222">
            <text:p>140.23222</text:p>
          </table:table-cell>
          <table:table-cell office:value-type="float" office:value="0.0071946215">
            <text:p>0.0071946215</text:p>
          </table:table-cell>
          <table:table-cell office:value-type="float" office:value="0.005208578">
            <text:p>0.005208578</text:p>
          </table:table-cell>
          <table:table-cell/>
          <table:table-cell office:value-type="float" office:value="1892.68">
            <text:p>1892.68</text:p>
          </table:table-cell>
          <table:table-cell office:value-type="float" office:value="209.69992">
            <text:p>209.69992</text:p>
          </table:table-cell>
          <table:table-cell office:value-type="float" office:value="0.0047777">
            <text:p>0.0047777</text:p>
          </table:table-cell>
          <table:table-cell office:value-type="float" office:value="0.006794283">
            <text:p>0.00679428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5107.72">
            <text:p>5107.72</text:p>
          </table:table-cell>
          <table:table-cell office:value-type="float" office:value="365.15247">
            <text:p>365.15247</text:p>
          </table:table-cell>
          <table:table-cell office:value-type="float" office:value="0.00368926">
            <text:p>0.00368926</text:p>
          </table:table-cell>
          <table:table-cell office:value-type="float" office:value="0.0018203914">
            <text:p>0.0018203914</text:p>
          </table:table-cell>
          <table:table-cell/>
          <table:table-cell office:value-type="float" office:value="7558.84">
            <text:p>7558.84</text:p>
          </table:table-cell>
          <table:table-cell office:value-type="float" office:value="547.2925">
            <text:p>547.2925</text:p>
          </table:table-cell>
          <table:table-cell office:value-type="float" office:value="0.006295219">
            <text:p>0.006295219</text:p>
          </table:table-cell>
          <table:table-cell office:value-type="float" office:value="0.0015479614">
            <text:p>0.001547961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124946.36">
            <text:p>124946.36</text:p>
          </table:table-cell>
          <table:table-cell office:value-type="float" office:value="3534.223">
            <text:p>3534.223</text:p>
          </table:table-cell>
          <table:table-cell office:value-type="float" office:value="0.037434325">
            <text:p>0.037434325</text:p>
          </table:table-cell>
          <table:table-cell office:value-type="float" office:value="0.009035895">
            <text:p>0.009035895</text:p>
          </table:table-cell>
          <table:table-cell/>
          <table:table-cell office:value-type="float" office:value="186915.95">
            <text:p>186915.95</text:p>
          </table:table-cell>
          <table:table-cell office:value-type="float" office:value="5301.4355">
            <text:p>5301.4355</text:p>
          </table:table-cell>
          <table:table-cell office:value-type="float" office:value="0.111005045">
            <text:p>0.111005045</text:p>
          </table:table-cell>
          <table:table-cell office:value-type="float" office:value="0.03030887">
            <text:p>0.0303088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97889.97">
            <text:p>497889.97</text:p>
          </table:table-cell>
          <table:table-cell office:value-type="float" office:value="10602.935">
            <text:p>10602.935</text:p>
          </table:table-cell>
          <table:table-cell office:value-type="float" office:value="0.22428378">
            <text:p>0.22428378</text:p>
          </table:table-cell>
          <table:table-cell office:value-type="float" office:value="0.087526515">
            <text:p>0.087526515</text:p>
          </table:table-cell>
          <table:table-cell/>
          <table:table-cell office:value-type="float" office:value="745831.94">
            <text:p>745831.94</text:p>
          </table:table-cell>
          <table:table-cell office:value-type="float" office:value="15904.4375">
            <text:p>15904.4375</text:p>
          </table:table-cell>
          <table:table-cell office:value-type="float" office:value="1.0429841">
            <text:p>1.0429841</text:p>
          </table:table-cell>
          <table:table-cell office:value-type="float" office:value="0.40362313">
            <text:p>0.40362313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/>
          <table:table-cell table:style-name="ce5" office:value-type="float" office:value="12371826">
            <text:p>1.24E+007</text:p>
          </table:table-cell>
          <table:table-cell office:value-type="float" office:value="109606.41">
            <text:p>109606.41</text:p>
          </table:table-cell>
          <table:table-cell office:value-type="float" office:value="3.4064898">
            <text:p>3.4064898</text:p>
          </table:table-cell>
          <table:table-cell office:value-type="float" office:value="2.4454246">
            <text:p>2.4454246</text:p>
          </table:table-cell>
          <table:table-cell/>
          <table:table-cell table:style-name="ce5" office:value-type="float" office:value="18552734">
            <text:p>1.86E+007</text:p>
          </table:table-cell>
          <table:table-cell office:value-type="float" office:value="164409.05">
            <text:p>164409.05</text:p>
          </table:table-cell>
          <table:table-cell office:value-type="float" office:value="23.704811">
            <text:p>23.704811</text:p>
          </table:table-cell>
          <table:table-cell office:value-type="float" office:value="8.273804">
            <text:p>8.27380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/>
          <table:table-cell table:style-name="ce5" office:value-type="float" office:value="49534668">
            <text:p>4.95E+007</text:p>
          </table:table-cell>
          <table:table-cell office:value-type="float" office:value="352975.6">
            <text:p>352975.6</text:p>
          </table:table-cell>
          <table:table-cell office:value-type="float" office:value="16.176603">
            <text:p>16.176603</text:p>
          </table:table-cell>
          <table:table-cell office:value-type="float" office:value="9.677531">
            <text:p>9.677531</text:p>
          </table:table-cell>
          <table:table-cell/>
          <table:table-cell table:style-name="ce5" office:value-type="float" office:value="74292000">
            <text:p>7.43E+007</text:p>
          </table:table-cell>
          <table:table-cell office:value-type="float" office:value="529464.2">
            <text:p>529464.2</text:p>
          </table:table-cell>
          <table:table-cell office:value-type="float" office:value="73.26079">
            <text:p>73.26079</text:p>
          </table:table-cell>
          <table:table-cell office:value-type="float" office:value="11.72603">
            <text:p>11.72603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/>
          <table:table-cell table:style-name="ce5" office:value-type="float" office:value="1237087490">
            <text:p>1.24E+009</text:p>
          </table:table-cell>
          <table:table-cell office:value-type="float" office:value="3668381">
            <text:p>3668381</text:p>
          </table:table-cell>
          <table:table-cell office:value-type="float" office:value="229.9419">
            <text:p>229.9419</text:p>
          </table:table-cell>
          <table:table-cell office:value-type="float" office:value="5.2776566">
            <text:p>5.2776566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/>
          <table:table-cell table:style-name="ce5" office:value-type="float" office:value="2784094460">
            <text:p>2.78E+009</text:p>
          </table:table-cell>
          <table:table-cell office:value-type="float" office:value="5540671">
            <text:p>5540671</text:p>
          </table:table-cell>
          <table:table-cell office:value-type="float" office:value="514.1774">
            <text:p>514.1774</text:p>
          </table:table-cell>
          <table:table-cell office:value-type="float" office:value="4.3890524">
            <text:p>4.3890524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  <table:table-cell table:style-name="ce5" office:value-type="float" office:value="4949404700">
            <text:p>4.95E+009</text:p>
          </table:table-cell>
          <table:table-cell table:style-name="ce5" office:value-type="float" office:value="10218737">
            <text:p>1.02E+007</text:p>
          </table:table-cell>
          <table:table-cell office:value-type="float" office:value="913.1825">
            <text:p>913.1825</text:p>
          </table:table-cell>
          <table:table-cell office:value-type="float" office:value="3.5576444">
            <text:p>3.5576444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63">
            <text:p>63</text:p>
          </table:table-cell>
          <table:table-cell office:value-type="float" office:value="11.187493">
            <text:p>11.187493</text:p>
          </table:table-cell>
          <table:table-cell office:value-type="float" office:value="0.0024782002">
            <text:p>0.0024782002</text:p>
          </table:table-cell>
          <table:table-cell office:value-type="float" office:value="0.0015168942">
            <text:p>0.0015168942</text:p>
          </table:table-cell>
          <table:table-cell/>
          <table:table-cell office:value-type="float" office:value="83.6">
            <text:p>83.6</text:p>
          </table:table-cell>
          <table:table-cell office:value-type="float" office:value="16.39878">
            <text:p>16.39878</text:p>
          </table:table-cell>
          <table:table-cell office:value-type="float" office:value="0.010505677">
            <text:p>0.010505677</text:p>
          </table:table-cell>
          <table:table-cell office:value-type="float" office:value="0.061939478">
            <text:p>0.0619394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1326.88">
            <text:p>1326.88</text:p>
          </table:table-cell>
          <table:table-cell office:value-type="float" office:value="125.4229">
            <text:p>125.4229</text:p>
          </table:table-cell>
          <table:table-cell office:value-type="float" office:value="0.007005521">
            <text:p>0.007005521</text:p>
          </table:table-cell>
          <table:table-cell office:value-type="float" office:value="0.006702158">
            <text:p>0.006702158</text:p>
          </table:table-cell>
          <table:table-cell/>
          <table:table-cell office:value-type="float" office:value="1938.02">
            <text:p>1938.02</text:p>
          </table:table-cell>
          <table:table-cell office:value-type="float" office:value="187.76544">
            <text:p>187.76544</text:p>
          </table:table-cell>
          <table:table-cell office:value-type="float" office:value="0.0039958213">
            <text:p>0.0039958213</text:p>
          </table:table-cell>
          <table:table-cell office:value-type="float" office:value="0.0034149804">
            <text:p>0.003414980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5142">
            <text:p>5142</text:p>
          </table:table-cell>
          <table:table-cell office:value-type="float" office:value="277.66483">
            <text:p>277.66483</text:p>
          </table:table-cell>
          <table:table-cell office:value-type="float" office:value="0.0035462799">
            <text:p>0.0035462799</text:p>
          </table:table-cell>
          <table:table-cell office:value-type="float" office:value="0.0016897724">
            <text:p>0.0016897724</text:p>
          </table:table-cell>
          <table:table-cell/>
          <table:table-cell office:value-type="float" office:value="7610.34">
            <text:p>7610.34</text:p>
          </table:table-cell>
          <table:table-cell office:value-type="float" office:value="416.05255">
            <text:p>416.05255</text:p>
          </table:table-cell>
          <table:table-cell office:value-type="float" office:value="0.00644856">
            <text:p>0.00644856</text:p>
          </table:table-cell>
          <table:table-cell office:value-type="float" office:value="0.0016033658">
            <text:p>0.0016033658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124140.8">
            <text:p>124140.8</text:p>
          </table:table-cell>
          <table:table-cell office:value-type="float" office:value="4003.1558">
            <text:p>4003.1558</text:p>
          </table:table-cell>
          <table:table-cell office:value-type="float" office:value="0.037010204">
            <text:p>0.037010204</text:p>
          </table:table-cell>
          <table:table-cell office:value-type="float" office:value="0.009338497">
            <text:p>0.009338497</text:p>
          </table:table-cell>
          <table:table-cell/>
          <table:table-cell office:value-type="float" office:value="185708.1">
            <text:p>185708.1</text:p>
          </table:table-cell>
          <table:table-cell office:value-type="float" office:value="6004.735">
            <text:p>6004.735</text:p>
          </table:table-cell>
          <table:table-cell office:value-type="float" office:value="0.13282894">
            <text:p>0.13282894</text:p>
          </table:table-cell>
          <table:table-cell office:value-type="float" office:value="0.19743268">
            <text:p>0.1974326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98184.84">
            <text:p>498184.84</text:p>
          </table:table-cell>
          <table:table-cell office:value-type="float" office:value="10197.646">
            <text:p>10197.646</text:p>
          </table:table-cell>
          <table:table-cell office:value-type="float" office:value="0.13427497">
            <text:p>0.13427497</text:p>
          </table:table-cell>
          <table:table-cell office:value-type="float" office:value="0.085705474">
            <text:p>0.085705474</text:p>
          </table:table-cell>
          <table:table-cell/>
          <table:table-cell office:value-type="float" office:value="746273.5">
            <text:p>746273.5</text:p>
          </table:table-cell>
          <table:table-cell office:value-type="float" office:value="15295.954">
            <text:p>15295.954</text:p>
          </table:table-cell>
          <table:table-cell office:value-type="float" office:value="0.54037017">
            <text:p>0.54037017</text:p>
          </table:table-cell>
          <table:table-cell office:value-type="float" office:value="0.37652835">
            <text:p>0.3765283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/>
          <table:table-cell table:style-name="ce5" office:value-type="float" office:value="12362499">
            <text:p>1.24E+007</text:p>
          </table:table-cell>
          <table:table-cell office:value-type="float" office:value="127307.82">
            <text:p>127307.82</text:p>
          </table:table-cell>
          <table:table-cell office:value-type="float" office:value="3.5789406">
            <text:p>3.5789406</text:p>
          </table:table-cell>
          <table:table-cell office:value-type="float" office:value="2.7902477">
            <text:p>2.7902477</text:p>
          </table:table-cell>
          <table:table-cell/>
          <table:table-cell table:style-name="ce5" office:value-type="float" office:value="18538746">
            <text:p>1.85E+007</text:p>
          </table:table-cell>
          <table:table-cell table:style-name="ce5" office:value-type="float" office:value="190961.81">
            <text:p>1.91E+005</text:p>
          </table:table-cell>
          <table:table-cell office:value-type="float" office:value="21.696545">
            <text:p>21.696545</text:p>
          </table:table-cell>
          <table:table-cell office:value-type="float" office:value="7.5172024">
            <text:p>7.517202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/>
          <table:table-cell table:style-name="ce5" office:value-type="float" office:value="49564944">
            <text:p>4.96E+007</text:p>
          </table:table-cell>
          <table:table-cell office:value-type="float" office:value="313372.53">
            <text:p>313372.53</text:p>
          </table:table-cell>
          <table:table-cell office:value-type="float" office:value="13.707616">
            <text:p>13.707616</text:p>
          </table:table-cell>
          <table:table-cell office:value-type="float" office:value="8.156432">
            <text:p>8.156432</text:p>
          </table:table-cell>
          <table:table-cell/>
          <table:table-cell table:style-name="ce5" office:value-type="float" office:value="74337408">
            <text:p>7.43E+007</text:p>
          </table:table-cell>
          <table:table-cell table:style-name="ce5" office:value-type="float" office:value="470059.47">
            <text:p>4.70E+005</text:p>
          </table:table-cell>
          <table:table-cell office:value-type="float" office:value="62.685074">
            <text:p>62.685074</text:p>
          </table:table-cell>
          <table:table-cell office:value-type="float" office:value="9.031191">
            <text:p>9.031191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/>
          <table:table-cell table:style-name="ce5" office:value-type="float" office:value="1238088450">
            <text:p>1.24E+009</text:p>
          </table:table-cell>
          <table:table-cell office:value-type="float" office:value="3553531.5">
            <text:p>3553531.5</text:p>
          </table:table-cell>
          <table:table-cell office:value-type="float" office:value="229.57977">
            <text:p>229.57977</text:p>
          </table:table-cell>
          <table:table-cell office:value-type="float" office:value="3.6546118">
            <text:p>3.6546118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/>
          <table:table-cell table:style-name="ce5" office:value-type="float" office:value="2784993540">
            <text:p>2.78E+009</text:p>
          </table:table-cell>
          <table:table-cell office:value-type="float" office:value="5594344">
            <text:p>5594344</text:p>
          </table:table-cell>
          <table:table-cell office:value-type="float" office:value="516.432">
            <text:p>516.432</text:p>
          </table:table-cell>
          <table:table-cell office:value-type="float" office:value="5.0613575">
            <text:p>5.0613575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  <table:table-cell table:style-name="ce5" office:value-type="float" office:value="4950353900">
            <text:p>4.95E+009</text:p>
          </table:table-cell>
          <table:table-cell table:style-name="ce5" office:value-type="float" office:value="11687850">
            <text:p>1.17E+007</text:p>
          </table:table-cell>
          <table:table-cell office:value-type="float" office:value="916.2812">
            <text:p>916.2812</text:p>
          </table:table-cell>
          <table:table-cell office:value-type="float" office:value="4.1060395">
            <text:p>4.1060395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60.96">
            <text:p>60.96</text:p>
          </table:table-cell>
          <table:table-cell office:value-type="float" office:value="11.215987">
            <text:p>11.215987</text:p>
          </table:table-cell>
          <table:table-cell office:value-type="float" office:value="0.0021614202">
            <text:p>0.0021614202</text:p>
          </table:table-cell>
          <table:table-cell table:style-name="ce5" office:value-type="float" office:value="0.00082747603">
            <text:p>8.27E-004</text:p>
          </table:table-cell>
          <table:table-cell/>
          <table:table-cell office:value-type="float" office:value="80.42">
            <text:p>80.42</text:p>
          </table:table-cell>
          <table:table-cell office:value-type="float" office:value="16.243263">
            <text:p>16.243263</text:p>
          </table:table-cell>
          <table:table-cell office:value-type="float" office:value="0.0078025633">
            <text:p>0.0078025633</text:p>
          </table:table-cell>
          <table:table-cell office:value-type="float" office:value="0.04046049">
            <text:p>0.04046049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1342.52">
            <text:p>1342.52</text:p>
          </table:table-cell>
          <table:table-cell office:value-type="float" office:value="116.63742">
            <text:p>116.63742</text:p>
          </table:table-cell>
          <table:table-cell office:value-type="float" office:value="0.0068623614">
            <text:p>0.0068623614</text:p>
          </table:table-cell>
          <table:table-cell office:value-type="float" office:value="0.00784826">
            <text:p>0.00784826</text:p>
          </table:table-cell>
          <table:table-cell/>
          <table:table-cell office:value-type="float" office:value="1961.34">
            <text:p>1961.34</text:p>
          </table:table-cell>
          <table:table-cell office:value-type="float" office:value="174.74161">
            <text:p>174.74161</text:p>
          </table:table-cell>
          <table:table-cell office:value-type="float" office:value="0.0043484215">
            <text:p>0.0043484215</text:p>
          </table:table-cell>
          <table:table-cell office:value-type="float" office:value="0.004861457">
            <text:p>0.00486145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5104.72">
            <text:p>5104.72</text:p>
          </table:table-cell>
          <table:table-cell office:value-type="float" office:value="307.31918">
            <text:p>307.31918</text:p>
          </table:table-cell>
          <table:table-cell office:value-type="float" office:value="0.00356646">
            <text:p>0.00356646</text:p>
          </table:table-cell>
          <table:table-cell office:value-type="float" office:value="0.0018036157">
            <text:p>0.0018036157</text:p>
          </table:table-cell>
          <table:table-cell/>
          <table:table-cell office:value-type="float" office:value="7554.36">
            <text:p>7554.36</text:p>
          </table:table-cell>
          <table:table-cell office:value-type="float" office:value="460.7238">
            <text:p>460.7238</text:p>
          </table:table-cell>
          <table:table-cell office:value-type="float" office:value="0.0063310196">
            <text:p>0.0063310196</text:p>
          </table:table-cell>
          <table:table-cell office:value-type="float" office:value="0.0017034553">
            <text:p>0.001703455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125780.8">
            <text:p>125780.8</text:p>
          </table:table-cell>
          <table:table-cell office:value-type="float" office:value="3138.7092">
            <text:p>3138.7092</text:p>
          </table:table-cell>
          <table:table-cell office:value-type="float" office:value="0.036254">
            <text:p>0.036254</text:p>
          </table:table-cell>
          <table:table-cell office:value-type="float" office:value="0.008873686">
            <text:p>0.008873686</text:p>
          </table:table-cell>
          <table:table-cell/>
          <table:table-cell office:value-type="float" office:value="188167.66">
            <text:p>188167.66</text:p>
          </table:table-cell>
          <table:table-cell office:value-type="float" office:value="4707.951">
            <text:p>4707.951</text:p>
          </table:table-cell>
          <table:table-cell office:value-type="float" office:value="0.10396379">
            <text:p>0.10396379</text:p>
          </table:table-cell>
          <table:table-cell office:value-type="float" office:value="0.026090987">
            <text:p>0.02609098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95163.3">
            <text:p>495163.3</text:p>
          </table:table-cell>
          <table:table-cell office:value-type="float" office:value="11732.592">
            <text:p>11732.592</text:p>
          </table:table-cell>
          <table:table-cell office:value-type="float" office:value="0.20025253">
            <text:p>0.20025253</text:p>
          </table:table-cell>
          <table:table-cell office:value-type="float" office:value="0.10583137">
            <text:p>0.10583137</text:p>
          </table:table-cell>
          <table:table-cell/>
          <table:table-cell office:value-type="float" office:value="741741.8">
            <text:p>741741.8</text:p>
          </table:table-cell>
          <table:table-cell office:value-type="float" office:value="17598.549">
            <text:p>17598.549</text:p>
          </table:table-cell>
          <table:table-cell office:value-type="float" office:value="0.8364261">
            <text:p>0.8364261</text:p>
          </table:table-cell>
          <table:table-cell office:value-type="float" office:value="0.48539943">
            <text:p>0.48539943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/>
          <table:table-cell table:style-name="ce5" office:value-type="float" office:value="12404073">
            <text:p>1.24E+007</text:p>
          </table:table-cell>
          <table:table-cell office:value-type="float" office:value="114773.1">
            <text:p>114773.1</text:p>
          </table:table-cell>
          <table:table-cell office:value-type="float" office:value="2.6297717">
            <text:p>2.6297717</text:p>
          </table:table-cell>
          <table:table-cell office:value-type="float" office:value="0.9029614">
            <text:p>0.9029614</text:p>
          </table:table-cell>
          <table:table-cell/>
          <table:table-cell table:style-name="ce5" office:value-type="float" office:value="18601106">
            <text:p>1.86E+007</text:p>
          </table:table-cell>
          <table:table-cell office:value-type="float" office:value="172159.73">
            <text:p>172159.73</text:p>
          </table:table-cell>
          <table:table-cell office:value-type="float" office:value="18.167877">
            <text:p>18.167877</text:p>
          </table:table-cell>
          <table:table-cell office:value-type="float" office:value="5.466415">
            <text:p>5.46641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/>
          <table:table-cell table:style-name="ce5" office:value-type="float" office:value="49548200">
            <text:p>4.95E+007</text:p>
          </table:table-cell>
          <table:table-cell office:value-type="float" office:value="338463.94">
            <text:p>338463.94</text:p>
          </table:table-cell>
          <table:table-cell office:value-type="float" office:value="13.395046">
            <text:p>13.395046</text:p>
          </table:table-cell>
          <table:table-cell office:value-type="float" office:value="7.9665947">
            <text:p>7.9665947</text:p>
          </table:table-cell>
          <table:table-cell/>
          <table:table-cell table:style-name="ce5" office:value-type="float" office:value="74312304">
            <text:p>7.43E+007</text:p>
          </table:table-cell>
          <table:table-cell office:value-type="float" office:value="507696.1">
            <text:p>507696.1</text:p>
          </table:table-cell>
          <table:table-cell office:value-type="float" office:value="63.18776">
            <text:p>63.18776</text:p>
          </table:table-cell>
          <table:table-cell office:value-type="float" office:value="10.015279">
            <text:p>10.015279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/>
          <table:table-cell table:style-name="ce5" office:value-type="float" office:value="1237384580">
            <text:p>1.24E+009</text:p>
          </table:table-cell>
          <table:table-cell office:value-type="float" office:value="3652111.2">
            <text:p>3652111.2</text:p>
          </table:table-cell>
          <table:table-cell office:value-type="float" office:value="231.14018">
            <text:p>231.14018</text:p>
          </table:table-cell>
          <table:table-cell office:value-type="float" office:value="3.495827">
            <text:p>3.495827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/>
          <table:table-cell table:style-name="ce5" office:value-type="float" office:value="2786164740">
            <text:p>2.79E+009</text:p>
          </table:table-cell>
          <table:table-cell office:value-type="float" office:value="6843047">
            <text:p>6843047</text:p>
          </table:table-cell>
          <table:table-cell office:value-type="float" office:value="519.3081">
            <text:p>519.3081</text:p>
          </table:table-cell>
          <table:table-cell office:value-type="float" office:value="7.6139607">
            <text:p>7.6139607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  <table:table-cell table:style-name="ce5" office:value-type="float" office:value="4952372700">
            <text:p>4.95E+009</text:p>
          </table:table-cell>
          <table:table-cell office:value-type="float" office:value="9300083">
            <text:p>9300083</text:p>
          </table:table-cell>
          <table:table-cell office:value-type="float" office:value="924.7035">
            <text:p>924.7035</text:p>
          </table:table-cell>
          <table:table-cell office:value-type="float" office:value="6.3357515">
            <text:p>6.3357515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</table:table-row>
        <table:table-row table:style-name="ro2">
          <table:table-cell table:style-name="ce3"/>
          <table:table-cell/>
          <table:table-cell office:value-type="string">
            <text:p>AVERAGE</text:p>
          </table:table-cell>
          <table:table-cell office:value-type="string">
            <text:p>ACROSS</text:p>
          </table:table-cell>
          <table:table-cell office:value-type="string">
            <text:p>ALL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61.648">
            <text:p>61.648</text:p>
          </table:table-cell>
          <table:table-cell table:formula="of:=AVERAGE([.D2];[.D13];[.D24];[.D35];[.D46])" office:value-type="float" office:value="10.8963764">
            <text:p>10.8963764</text:p>
          </table:table-cell>
          <table:table-cell table:formula="of:=AVERAGE([.E2];[.E13];[.E24];[.E35];[.E46])" office:value-type="float" office:value="0.0023545522">
            <text:p>0.0023545522</text:p>
          </table:table-cell>
          <table:table-cell table:formula="of:=AVERAGE([.F2];[.F13];[.F24];[.F35];[.F46])" office:value-type="float" office:value="0.001106729006">
            <text:p>1.11E-003</text:p>
          </table:table-cell>
          <table:table-cell/>
          <table:table-cell table:formula="of:=AVERAGE([.H2];[.H13];[.H24];[.H35];[.H46])" office:value-type="float" office:value="81.588">
            <text:p>81.588</text:p>
          </table:table-cell>
          <table:table-cell table:formula="of:=AVERAGE([.I2];[.I13];[.I24];[.I35];[.I46])" office:value-type="float" office:value="15.8049536">
            <text:p>15.8049536</text:p>
          </table:table-cell>
          <table:table-cell table:formula="of:=AVERAGE([.J2];[.J13];[.J24];[.J35];[.J46])" office:value-type="float" office:value="0.01015919686">
            <text:p>0.0101591969</text:p>
          </table:table-cell>
          <table:table-cell table:formula="of:=AVERAGE([.K2];[.K13];[.K24];[.K35];[.K46])" office:value-type="float" office:value="0.0566293466">
            <text:p>0.05662934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1318.472">
            <text:p>1318.472</text:p>
          </table:table-cell>
          <table:table-cell table:formula="of:=AVERAGE([.D3];[.D14];[.D25];[.D36];[.D47])" office:value-type="float" office:value="125.168272">
            <text:p>125.168272</text:p>
          </table:table-cell>
          <table:table-cell table:formula="of:=AVERAGE([.E3];[.E14];[.E25];[.E36];[.E47])" office:value-type="float" office:value="0.00663046532">
            <text:p>0.0066304653</text:p>
          </table:table-cell>
          <table:table-cell table:formula="of:=AVERAGE([.F3];[.F14];[.F25];[.F36];[.F47])" office:value-type="float" office:value="0.0068726232">
            <text:p>0.0068726232</text:p>
          </table:table-cell>
          <table:table-cell/>
          <table:table-cell table:formula="of:=AVERAGE([.H3];[.H14];[.H25];[.H36];[.H47])" office:value-type="float" office:value="1925.456">
            <text:p>1925.456</text:p>
          </table:table-cell>
          <table:table-cell table:formula="of:=AVERAGE([.I3];[.I14];[.I25];[.I36];[.I47])" office:value-type="float" office:value="150.7708015564">
            <text:p>150.7708015564</text:p>
          </table:table-cell>
          <table:table-cell table:formula="of:=AVERAGE([.J3];[.J14];[.J25];[.J36];[.J47])" office:value-type="float" office:value="0.00413792912">
            <text:p>0.0041379291</text:p>
          </table:table-cell>
          <table:table-cell table:formula="of:=AVERAGE([.K3];[.K14];[.K25];[.K36];[.K47])" office:value-type="float" office:value="0.00454187608">
            <text:p>0.004541876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5103.664">
            <text:p>5103.664</text:p>
          </table:table-cell>
          <table:table-cell table:formula="of:=AVERAGE([.D4];[.D15];[.D26];[.D37];[.D48])" office:value-type="float" office:value="321.476792">
            <text:p>321.476792</text:p>
          </table:table-cell>
          <table:table-cell table:formula="of:=AVERAGE([.E4];[.E15];[.E26];[.E37];[.E48])" office:value-type="float" office:value="0.0036473598">
            <text:p>0.0036473598</text:p>
          </table:table-cell>
          <table:table-cell table:formula="of:=AVERAGE([.F4];[.F15];[.F26];[.F37];[.F48])" office:value-type="float" office:value="0.00179352002">
            <text:p>0.00179352</text:p>
          </table:table-cell>
          <table:table-cell/>
          <table:table-cell table:formula="of:=AVERAGE([.H4];[.H15];[.H26];[.H37];[.H48])" office:value-type="float" office:value="7552.888">
            <text:p>7552.888</text:p>
          </table:table-cell>
          <table:table-cell table:formula="of:=AVERAGE([.I4];[.I15];[.I26];[.I37];[.I48])" office:value-type="float" office:value="481.99746">
            <text:p>481.99746</text:p>
          </table:table-cell>
          <table:table-cell table:formula="of:=AVERAGE([.J4];[.J15];[.J26];[.J37];[.J48])" office:value-type="float" office:value="0.00642505168">
            <text:p>0.0064250517</text:p>
          </table:table-cell>
          <table:table-cell table:formula="of:=AVERAGE([.K4];[.K15];[.K26];[.K37];[.K48])" office:value-type="float" office:value="0.00160330812">
            <text:p>0.001603308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124988.128">
            <text:p>124988.128</text:p>
          </table:table-cell>
          <table:table-cell table:formula="of:=AVERAGE([.D5];[.D16];[.D27];[.D38];[.D49])" office:value-type="float" office:value="3674.49308">
            <text:p>3674.49308</text:p>
          </table:table-cell>
          <table:table-cell table:formula="of:=AVERAGE([.E5];[.E16];[.E27];[.E38];[.E49])" office:value-type="float" office:value="0.0366412648">
            <text:p>0.0366412648</text:p>
          </table:table-cell>
          <table:table-cell table:formula="of:=AVERAGE([.F5];[.F16];[.F27];[.F38];[.F49])" office:value-type="float" office:value="0.008832948">
            <text:p>0.008832948</text:p>
          </table:table-cell>
          <table:table-cell/>
          <table:table-cell table:formula="of:=AVERAGE([.H5];[.H16];[.H27];[.H38];[.H49])" office:value-type="float" office:value="186978.98">
            <text:p>186978.98</text:p>
          </table:table-cell>
          <table:table-cell table:formula="of:=AVERAGE([.I5];[.I16];[.I27];[.I38];[.I49])" office:value-type="float" office:value="5511.73356">
            <text:p>5511.73356</text:p>
          </table:table-cell>
          <table:table-cell table:formula="of:=AVERAGE([.J5];[.J16];[.J27];[.J38];[.J49])" office:value-type="float" office:value="0.110880323">
            <text:p>0.110880323</text:p>
          </table:table-cell>
          <table:table-cell table:formula="of:=AVERAGE([.K5];[.K16];[.K27];[.K38];[.K49])" office:value-type="float" office:value="0.0601647204">
            <text:p>0.060164720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96995.04">
            <text:p>496995.04</text:p>
          </table:table-cell>
          <table:table-cell table:formula="of:=AVERAGE([.D6];[.D17];[.D28];[.D39];[.D50])" office:value-type="float" office:value="11233.7448">
            <text:p>11233.7448</text:p>
          </table:table-cell>
          <table:table-cell table:formula="of:=AVERAGE([.E6];[.E17];[.E28];[.E39];[.E50])" office:value-type="float" office:value="0.228446264">
            <text:p>0.228446264</text:p>
          </table:table-cell>
          <table:table-cell table:formula="of:=AVERAGE([.F6];[.F17];[.F28];[.F39];[.F50])" office:value-type="float" office:value="0.1118458398">
            <text:p>0.1118458398</text:p>
          </table:table-cell>
          <table:table-cell/>
          <table:table-cell table:formula="of:=AVERAGE([.H6];[.H17];[.H28];[.H39];[.H50])" office:value-type="float" office:value="744489.348">
            <text:p>744489.348</text:p>
          </table:table-cell>
          <table:table-cell table:formula="of:=AVERAGE([.I6];[.I17];[.I28];[.I39];[.I50])" office:value-type="float" office:value="16850.3917">
            <text:p>16850.3917</text:p>
          </table:table-cell>
          <table:table-cell table:formula="of:=AVERAGE([.J6];[.J17];[.J28];[.J39];[.J50])" office:value-type="float" office:value="0.986400314">
            <text:p>0.986400314</text:p>
          </table:table-cell>
          <table:table-cell table:formula="of:=AVERAGE([.K6];[.K17];[.K28];[.K39];[.K50])" office:value-type="float" office:value="0.504287942">
            <text:p>0.504287942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/>
          <table:table-cell table:formula="of:=AVERAGE([.C7];[.C18];[.C29];[.C40];[.C51])" office:value-type="float" office:value="12381445.2">
            <text:p>1.24E+007</text:p>
          </table:table-cell>
          <table:table-cell table:formula="of:=AVERAGE([.D7];[.D18];[.D29];[.D40];[.D51])" office:value-type="float" office:value="114585.8212">
            <text:p>114585.8212</text:p>
          </table:table-cell>
          <table:table-cell table:formula="of:=AVERAGE([.E7];[.E18];[.E29];[.E40];[.E51])" office:value-type="float" office:value="3.2252316">
            <text:p>3.2252316</text:p>
          </table:table-cell>
          <table:table-cell table:formula="of:=AVERAGE([.F7];[.F18];[.F29];[.F40];[.F51])" office:value-type="float" office:value="1.9818162">
            <text:p>1.9818162</text:p>
          </table:table-cell>
          <table:table-cell/>
          <table:table-cell table:formula="of:=AVERAGE([.H7];[.H18];[.H29];[.H40];[.H51])" office:value-type="float" office:value="18567164">
            <text:p>1.86E+007</text:p>
          </table:table-cell>
          <table:table-cell table:formula="of:=AVERAGE([.I7];[.I18];[.I29];[.I40];[.I51])" office:value-type="float" office:value="171878.606">
            <text:p>171878.606</text:p>
          </table:table-cell>
          <table:table-cell table:formula="of:=AVERAGE([.J7];[.J18];[.J29];[.J40];[.J51])" office:value-type="float" office:value="21.8769472">
            <text:p>21.8769472</text:p>
          </table:table-cell>
          <table:table-cell table:formula="of:=AVERAGE([.K7];[.K18];[.K29];[.K40];[.K51])" office:value-type="float" office:value="7.4200488">
            <text:p>7.420048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/>
          <table:table-cell table:formula="of:=AVERAGE([.C8];[.C19];[.C30];[.C41];[.C52])" office:value-type="float" office:value="49551612">
            <text:p>4.96E+007</text:p>
          </table:table-cell>
          <table:table-cell table:formula="of:=AVERAGE([.D8];[.D19];[.D30];[.D41];[.D52])" office:value-type="float" office:value="338217.438">
            <text:p>338217.438</text:p>
          </table:table-cell>
          <table:table-cell table:formula="of:=AVERAGE([.E8];[.E19];[.E30];[.E41];[.E52])" office:value-type="float" office:value="14.389491">
            <text:p>14.389491</text:p>
          </table:table-cell>
          <table:table-cell table:formula="of:=AVERAGE([.F8];[.F19];[.F30];[.F41];[.F52])" office:value-type="float" office:value="8.43722734">
            <text:p>8.43722734</text:p>
          </table:table-cell>
          <table:table-cell/>
          <table:table-cell table:formula="of:=AVERAGE([.H8];[.H19];[.H30];[.H41];[.H52])" office:value-type="float" office:value="74317414.4">
            <text:p>7.43E+007</text:p>
          </table:table-cell>
          <table:table-cell table:formula="of:=AVERAGE([.I8];[.I19];[.I30];[.I41];[.I52])" office:value-type="float" office:value="507326.392">
            <text:p>507326.392</text:p>
          </table:table-cell>
          <table:table-cell table:formula="of:=AVERAGE([.J8];[.J19];[.J30];[.J41];[.J52])" office:value-type="float" office:value="67.8588488">
            <text:p>67.8588488</text:p>
          </table:table-cell>
          <table:table-cell table:formula="of:=AVERAGE([.K8];[.K19];[.K30];[.K41];[.K52])" office:value-type="float" office:value="11.9344984">
            <text:p>11.9344984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/>
          <table:table-cell table:formula="of:=AVERAGE([.C9];[.C20];[.C31];[.C42];[.C53])" office:value-type="float" office:value="1237408180">
            <text:p>1.24E+009</text:p>
          </table:table-cell>
          <table:table-cell table:formula="of:=AVERAGE([.D9];[.D20];[.D31];[.D42];[.D53])" office:value-type="float" office:value="3563065.44">
            <text:p>3563065.44</text:p>
          </table:table-cell>
          <table:table-cell table:formula="of:=AVERAGE([.E9];[.E20];[.E31];[.E42];[.E53])" office:value-type="float" office:value="230.082336">
            <text:p>230.082336</text:p>
          </table:table-cell>
          <table:table-cell table:formula="of:=AVERAGE([.F9];[.F20];[.F31];[.F42];[.F53])" office:value-type="float" office:value="4.08268384">
            <text:p>4.08268384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/>
          <table:table-cell table:formula="of:=AVERAGE([.C10];[.C21];[.C32];[.C43];[.C54])" office:value-type="float" office:value="2785119005.8">
            <text:p>2.79E+009</text:p>
          </table:table-cell>
          <table:table-cell table:formula="of:=AVERAGE([.D10];[.D21];[.D32];[.D43];[.D54])" office:value-type="float" office:value="6291795.7">
            <text:p>6291795.7</text:p>
          </table:table-cell>
          <table:table-cell table:formula="of:=AVERAGE([.E10];[.E21];[.E32];[.E43];[.E54])" office:value-type="float" office:value="516.31681">
            <text:p>516.31681</text:p>
          </table:table-cell>
          <table:table-cell table:formula="of:=AVERAGE([.F10];[.F21];[.F32];[.F43];[.F54])" office:value-type="float" office:value="4.84229148">
            <text:p>4.84229148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  <table:table-cell table:formula="of:=AVERAGE([.C11];[.C22];[.C33];[.C44];[.C55])" office:value-type="float" office:value="4949747200">
            <text:p>4.95E+009</text:p>
          </table:table-cell>
          <table:table-cell table:formula="of:=AVERAGE([.D11];[.D22];[.D33];[.D44];[.D55])" office:value-type="float" office:value="10489786.2">
            <text:p>1.05E+007</text:p>
          </table:table-cell>
          <table:table-cell table:formula="of:=AVERAGE([.E11];[.E22];[.E33];[.E44];[.E55])" office:value-type="float" office:value="917.33202">
            <text:p>917.33202</text:p>
          </table:table-cell>
          <table:table-cell table:formula="of:=AVERAGE([.F11];[.F22];[.F33];[.F44];[.F55])" office:value-type="float" office:value="4.724625">
            <text:p>4.724625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 table:number-rows-repeated="20">
          <table:table-cell table:style-name="Default"/>
          <table:table-cell table:style-name="ce4"/>
          <table:table-cell table:style-name="Default" table:number-columns-repeated="4"/>
          <table:table-cell table:style-name="ce4"/>
          <table:table-cell table:style-name="Default" table:number-columns-repeated="4"/>
        </table:table-row>
        <table:table-row table:style-name="ro2">
          <table:table-cell table:style-name="Default"/>
          <table:table-cell table:style-name="ce4"/>
          <table:table-cell table:style-name="Default" table:number-columns-repeated="4"/>
          <table:table-cell table:style-name="ce4"/>
          <table:table-cell table:style-name="Default" table:number-columns-repeated="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10/16/2016</text:date>, <text:time>03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Raley</meta:initial-creator>
    <meta:creation-date>2016-10-16T00:15:20.38</meta:creation-date>
    <dc:date>2016-10-16T03:14:43.84</dc:date>
    <dc:creator>Patrick Raley</dc:creator>
    <meta:editing-duration>PT2H28M1S</meta:editing-duration>
    <meta:editing-cycles>22</meta:editing-cycles>
    <meta:generator>OpenOffice/4.1.3$Win32 OpenOffice.org_project/413m1$Build-9783</meta:generator>
    <meta:document-statistic meta:table-count="3" meta:cell-count="554" meta:object-count="0"/>
  </office:meta>
</office:document-meta>
</file>